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4.2cm" svg:height="2.4cm" svg:x="1cm" svg:y="15.8cm">
          <text:p text:style-name="P1">Sensor</text:p>
          <text:p text:style-name="P1"/>
          <text:p text:style-name="P1"/>
        </draw:rect>
        <draw:rect draw:style-name="gr1" draw:text-style-name="P1" draw:layer="layout" svg:width="20.9cm" svg:height="5.8cm" svg:x="12.6cm" svg:y="13.4cm">
          <text:p text:style-name="P1">Raspi</text:p>
          <text:p text:style-name="P1"><text:span text:style-name="T1">- MQTT-Broker läuft und empfängt MQTT von ESP32</text:span></text:p>
          <text:p text:style-name="P1"><text:span text:style-name="T1">- Übertragung der Daten mittels Node-RED-App in eine mariaDb</text:span></text:p>
          <text:p text:style-name="P1"><text:span text:style-name="T1">- mittels node.js REST-API für Zugriff auf DB</text:span></text:p>
        </draw:rect>
        <draw:rect draw:style-name="gr1" draw:text-style-name="P1" draw:layer="layout" svg:width="10cm" svg:height="6.3cm" svg:x="-0.9cm" svg:y="20.8cm">
          <text:p text:style-name="P1">ESP32</text:p>
          <text:p text:style-name="P1"><text:span text:style-name="T1">- Erfassen Sensordaten</text:span></text:p>
          <text:p text:style-name="P1"><text:span text:style-name="T1">- Konfiguration via Serial</text:span></text:p>
          <text:p text:style-name="P1"><text:span text:style-name="T1">- Übertragung Sensordaten via MQTT</text:span></text:p>
        </draw:rect>
        <draw:rect draw:style-name="gr1" draw:text-style-name="P1" draw:layer="layout" svg:width="2.2cm" svg:height="1.3cm" svg:x="6.7cm" svg:y="21cm">
          <text:p text:style-name="P1">MQTT</text:p>
        </draw:rect>
        <draw:rect draw:style-name="gr1" draw:text-style-name="P1" draw:layer="layout" svg:width="4.2cm" svg:height="1.3cm" svg:x="12.7cm" svg:y="17.8cm">
          <text:p text:style-name="P1">MQTT-Broker</text:p>
        </draw:rect>
        <draw:rect draw:style-name="gr1" draw:text-style-name="P1" draw:layer="layout" svg:width="2.2cm" svg:height="1.3cm" svg:x="6.7cm" svg:y="25.6cm">
          <text:p text:style-name="P1">Serial</text:p>
        </draw:rect>
        <draw:rect draw:style-name="gr1" draw:text-style-name="P1" draw:layer="layout" svg:width="2.2cm" svg:height="1.3cm" svg:x="1.9cm" svg:y="20.9cm">
          <text:p text:style-name="P1">???</text:p>
        </draw:rect>
        <draw:rect draw:style-name="gr1" draw:text-style-name="P1" draw:layer="layout" svg:width="2.2cm" svg:height="1.3cm" svg:x="2.9cm" svg:y="16.8cm">
          <text:p text:style-name="P1">???</text:p>
        </draw:rect>
        <draw:rect draw:style-name="gr1" draw:text-style-name="P1" draw:layer="layout" svg:width="2.8cm" svg:height="1.3cm" svg:x="12.8cm" svg:y="13.7cm">
          <text:p text:style-name="P1">mariaDb</text:p>
        </draw:rect>
        <draw:rect draw:style-name="gr1" draw:text-style-name="P1" draw:layer="layout" svg:width="3.8cm" svg:height="1.3cm" svg:x="29.5cm" svg:y="17.7cm">
          <text:p text:style-name="P1">REST-Api</text:p>
        </draw:rect>
        <draw:rect draw:style-name="gr1" draw:text-style-name="P1" draw:layer="layout" svg:width="16cm" svg:height="4.5cm" svg:x="19.9cm" svg:y="22.6cm">
          <text:p text:style-name="P1">PC</text:p>
          <text:p text:style-name="P1"><text:span text:style-name="T1">- Konfiguration des ESP32</text:span></text:p>
          <text:p text:style-name="P1"><text:span text:style-name="T1">- Auslesen von Daten aus DB via REST-Api</text:span></text:p>
          <text:p text:style-name="P1"><text:span text:style-name="T1">- Darstellen der Daten via Node-RED-App</text:span></text:p>
        </draw:rect>
        <draw:rect draw:style-name="gr1" draw:text-style-name="P1" draw:layer="layout" svg:width="3.7cm" svg:height="1.2cm" svg:x="12.8cm" svg:y="15.7cm">
          <text:p text:style-name="P1">Node-RED</text:p>
        </draw:rect>
        <draw:line draw:style-name="gr2" draw:text-style-name="P1" draw:layer="layout" svg:x1="3.9cm" svg:y1="18.1cm" svg:x2="3.1cm" svg:y2="20.9cm">
          <text:p/>
        </draw:line>
        <draw:line draw:style-name="gr2" draw:text-style-name="P1" draw:layer="layout" svg:x1="12.8cm" svg:y1="19.1cm" svg:x2="8.9cm" svg:y2="21.1cm">
          <text:p/>
        </draw:line>
        <draw:line draw:style-name="gr2" draw:text-style-name="P1" draw:layer="layout" svg:x1="8.7cm" svg:y1="26.4cm" svg:x2="20.1cm" svg:y2="26.1cm">
          <text:p/>
        </draw:line>
        <draw:rect draw:style-name="gr1" draw:text-style-name="P1" draw:layer="layout" svg:width="2.2cm" svg:height="1.3cm" svg:x="20.1cm" svg:y="25.6cm">
          <text:p text:style-name="P1">Serial</text:p>
        </draw:rect>
        <draw:line draw:style-name="gr2" draw:text-style-name="P1" draw:layer="layout" svg:x1="14.9cm" svg:y1="17.8cm" svg:x2="14.8cm" svg:y2="15cm">
          <text:p/>
        </draw:line>
        <draw:path draw:style-name="gr2" draw:text-style-name="P1" draw:layer="layout" svg:width="15.796cm" svg:height="8.442cm" svg:x="15.605cm" svg:y="14.257cm" svg:viewBox="0 0 15797 8443" svg:d="M0 95c792 16 1572-64 2361-84 950-25 1902-5 2858 41 774 37 1529 97 2299 168 885 82 1782 140 2673 209 724 56 1448 160 1988 335 672 218 1389 428 1927 691 449 219 905 448 1116 711 168 210 180 431 249 648 69 215 220 432 188 649-33 231 195 437 124 670-68 221-44 446 0 669 46 239-134 472-373 691-257 235-643 453-870 691-201 211-355 429-499 648-161 244-633 454-869 691-217 216-432 436-685 648l-185 210-61 62">
          <text:p/>
        </draw:path>
        <draw:rect draw:style-name="gr1" draw:text-style-name="P1" draw:layer="layout" svg:width="3.8cm" svg:height="1.3cm" svg:x="20.1cm" svg:y="22.9cm">
          <text:p text:style-name="P1">Browser</text:p>
        </draw:rect>
        <draw:rect draw:style-name="gr1" draw:text-style-name="P1" draw:layer="layout" svg:width="8cm" svg:height="4.6cm" svg:x="8.4cm" svg:y="6.8cm">
          <text:p text:style-name="P1">CloudMQTT.org</text:p>
          <text:p text:style-name="P1"><text:span text:style-name="T1">- 24/7 Broker</text:span></text:p>
        </draw:rect>
        <draw:rect draw:style-name="gr1" draw:text-style-name="P1" draw:layer="layout" svg:width="4.2cm" svg:height="1.3cm" svg:x="8.5cm" svg:y="10cm">
          <text:p text:style-name="P1">MQTT-Broker</text:p>
        </draw:rect>
        <draw:line draw:style-name="gr2" draw:text-style-name="P1" draw:layer="layout" svg:x1="9.4cm" svg:y1="11.2cm" svg:x2="7.9cm" svg:y2="21cm">
          <text:p/>
        </draw:line>
        <draw:line draw:style-name="gr2" draw:text-style-name="P1" draw:layer="layout" svg:x1="12.8cm" svg:y1="19.1cm" svg:x2="13.9cm" svg:y2="22.2cm">
          <text:p/>
        </draw:line>
        <draw:line draw:style-name="gr2" draw:text-style-name="P1" draw:layer="layout" svg:x1="10.6cm" svg:y1="11.1cm" svg:x2="10.6cm" svg:y2="16.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oman </meta:initial-creator>
    <meta:creation-date>2019-05-08T20:02:45.92</meta:creation-date>
    <dc:date>2019-05-13T07:10:10.89</dc:date>
    <dc:creator>Roman </dc:creator>
    <meta:editing-duration>PT5M1S</meta:editing-duration>
    <meta:editing-cycles>3</meta:editing-cycles>
    <meta:generator>OpenOffice/4.1.5$Win32 OpenOffice.org_project/415m1$Build-9789</meta:generator>
    <meta:document-statistic meta:object-count="24"/>
  </office:meta>
</office:document-meta>
</file>